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3d1e" officeooo:paragraph-rsid="00063d1e"/>
    </style:style>
    <style:style style:name="P2" style:family="paragraph" style:parent-style-name="Standard">
      <style:text-properties officeooo:rsid="00063d1e" officeooo:paragraph-rsid="0008914f"/>
    </style:style>
    <style:style style:name="P3" style:family="paragraph" style:parent-style-name="Standard">
      <style:text-properties officeooo:rsid="0008914f" officeooo:paragraph-rsid="0008914f"/>
    </style:style>
    <style:style style:name="P4" style:family="paragraph" style:parent-style-name="Standard">
      <style:text-properties fo:color="#000000" style:font-name="Liberation Serif" officeooo:rsid="0008914f" officeooo:paragraph-rsid="0008914f"/>
    </style:style>
    <style:style style:name="P5" style:family="paragraph" style:parent-style-name="Heading_20_1">
      <style:text-properties officeooo:rsid="00063d1e" officeooo:paragraph-rsid="0008914f"/>
    </style:style>
    <style:style style:name="T1" style:family="text">
      <style:text-properties officeooo:rsid="0008914f"/>
    </style:style>
    <style:style style:name="T2" style:family="text">
      <style:text-properties officeooo:rsid="000a4f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/>Aldaketa #1: Menuko aukerak zabaldu <text:s/></text:h>
      <text:p text:style-name="P1"/>
      <text:p text:style-name="P1">Azalpena:</text:p>
      <text:p text:style-name="P1"/>
      <text:p text:style-name="P1">Menuko aukerak zabaldu dira. Teklatutik irakurritako teklen ekintzak ere bai.</text:p>
      <text:p text:style-name="P1"/>
      <text:p text:style-name="P1">---------</text:p>
      <text:p text:style-name="P1">Aldatutako fitxategia: io.c</text:p>
      <text:p text:style-name="P1">Aldatutako metodoa: <text:span text:style-name="T1">void </text:span>keyboard<text:span text:style-name="T1">(unsigned char key, int x, int y)</text:span></text:p>
      <text:p text:style-name="P1"><text:tab/>→ case 'm'/case 'M' berria</text:p>
      <text:p text:style-name="P1"><text:tab/>→ case 'b'/case 'B' berria</text:p>
      <text:p text:style-name="P1"><text:tab/>→ case 't'/case 'T' berria</text:p>
      <text:p text:style-name="P1"><text:tab/>→ case 'g'/case 'G' berria</text:p>
      <text:p text:style-name="P1"><text:tab/>→ case 'l'/case 'L' berria</text:p>
      <text:p text:style-name="P1"><text:tab/>→ case 'z'/case 'Z' berria</text:p>
      <text:p text:style-name="P1"><text:tab/>→ case '+' zabaldu da (CTRL gabeko aukera gehituta)</text:p>
      <text:p text:style-name="P1"><text:tab/>→ case '-' zabaldu da (CTRL gabeko aukera gehituta)</text:p>
      <text:p text:style-name="P1"/>
      <text:p text:style-name="P1"/>
      <text:h text:style-name="Heading_20_1" text:outline-level="1">Aldaketa #2: Objektuen transformaketa-mota aukeratzeko aldagaia </text:h>
      <text:p text:style-name="P1"/>
      <text:p text:style-name="P1">Azalpena:</text:p>
      <text:p text:style-name="P1"/>
      <text:p text:style-name="P1">Transformazioaren mota (biraketa, tamaina-aldaketa...) biltegiratzen duen </text:p>
      <text:p text:style-name="P1">aldagaiaren sorrera eta implementazioa. Adib.: biraketa aukeratuta badago, </text:p>
      <text:p text:style-name="P1">aldagai honen balioa 'b' izango da.</text:p>
      <text:p text:style-name="P1"/>
      <text:p text:style-name="P1">---------</text:p>
      <text:p text:style-name="P1">Aldatutako fitxategia: io.c</text:p>
      <text:p text:style-name="P1">Sortutako aldagaiak: char objectTransformType ; keyboard metodoan implementatua:</text:p>
      <text:p text:style-name="P1"><text:tab/>→ case 'm'/case 'M'-an implementatua</text:p>
      <text:p text:style-name="P1"><text:tab/>→ case 'b'/case 'B'-an implementatua</text:p>
      <text:p text:style-name="P1"><text:tab/>→ case 't'/case 'T'-an implementatua</text:p>
      <text:p text:style-name="P1"/>
      <text:p text:style-name="P1"/>
      <text:p text:style-name="P1"/>
      <text:h text:style-name="Heading_20_1" text:outline-level="1">Aldaketa #3: Objektuen transformaketaren sistema aukeratzeko aldagaia</text:h>
      <text:p text:style-name="P1"/>
      <text:p text:style-name="P1">Azalpena: </text:p>
      <text:p text:style-name="P1"/>
      <text:p text:style-name="P1">Transformazioaren mota (biraketa, tamaina-aldaketa...) biltegiratzen duen </text:p>
      <text:p text:style-name="P1">aldagaiaren sorrera eta implementazioa. Adib.: biraketa aukeratuta badago, </text:p>
      <text:p text:style-name="P1">aldagai honen balioa 'b' izango da.</text:p>
      <text:p text:style-name="P1"/>
      <text:p text:style-name="P1"><text:soft-page-break/>---------</text:p>
      <text:p text:style-name="P1">Aldatutako fitxategia: io.c</text:p>
      <text:p text:style-name="P1">Sortutako aldagaiak: char systemTransformType ; keyboard metodoan implementatua:</text:p>
      <text:p text:style-name="P1"><text:tab/>→ case 'g'/case 'G'-an implementatua</text:p>
      <text:p text:style-name="P1"><text:tab/>→ case 'l'/case 'L'-an implementatua</text:p>
      <text:p text:style-name="P1"/>
      <text:p text:style-name="P1"/>
      <text:h text:style-name="Heading_20_1" text:outline-level="1">Aldaketa #4: Objektuen transformaketak teklatutik egiteko aldaketak</text:h>
      <text:p text:style-name="P1"/>
      <text:p text:style-name="P1"><text:bookmark-start text:name="__DdeLink__497_970913046"/>Azalpena: </text:p>
      <text:p text:style-name="P1"/>
      <text:p text:style-name="P1">Transformazioak ardatz batean edo bestean egiteko, teklatuko geziak erabiliko dira.</text:p>
      <text:p text:style-name="P1">Baina gezi hauen pultsaketak irakurtzeko metodo berezi bat implementatu</text:p>
      <text:p text:style-name="P1">behar izan dugu: keyboardSpecial. Metodo honek GlutSpecialFunc erabiltzen du </text:p>
      <text:p text:style-name="P1">tekla berezi hauek tratatzeko.<text:bookmark-end text:name="__DdeLink__497_970913046"/></text:p>
      <text:p text:style-name="P1"/>
      <text:p text:style-name="P1">---------</text:p>
      <text:p text:style-name="P1">Aldatutako fitxategia: io.c</text:p>
      <text:p text:style-name="P1">Metodo berria: voi keyboardSpecial(int key, int x, int y)</text:p>
      <text:p text:style-name="P1"><text:s text:c="4"/>→ case GLUT_KEY_LEFT: Mugitu -X; Handitu X; Biratu -Y</text:p>
      <text:p text:style-name="P1"><text:s text:c="4"/>→ case GLUT_KEY_UP: Mugitu +Y; Txikitu Y; Biratu +X</text:p>
      <text:p text:style-name="P1"><text:s text:c="4"/>→ case GLUT_KEY_RIGHT: Mugitu +X; Txikitu X; Biratu +Y</text:p>
      <text:p text:style-name="P1"><text:s text:c="4"/>→ case GLUT_KEY_DOWN: Mugitu -Y; Handitu Y; Biratu -X</text:p>
      <text:p text:style-name="P1"><text:s text:c="4"/>→ case GLUT_KEY_PAGE_DOWN: Mugitu +Z; Txikitu Z; Biratu +Z</text:p>
      <text:p text:style-name="P1"><text:s text:c="4"/>→ case GLUT_KEY_PAGE_UP: Mugitu -Z; Handitu Z; Biratu -Z</text:p>
      <text:p text:style-name="P1"/>
      <text:h text:style-name="P5" text:outline-level="1">Aldaketa #5: Objektuen transformazio-abiadurak definitzeko aldagai globalen sorrera</text:h>
      <text:p text:style-name="P2">Azalpena: </text:p>
      <text:p text:style-name="P3"/>
      <text:p text:style-name="P2">Transformazioak <text:span text:style-name="T1">egiteko orduan, transformazio-kopurua definitzeko aldgai globalak sortzea ideia ona da, transformazio “abiadurak” leku bakarretik kontrolatzeko.</text:span></text:p>
      <text:p text:style-name="P2"/>
      <text:p text:style-name="P2">-- </text:p>
      <text:p text:style-name="P3">Aldatutako fitxategia: definitions.h</text:p>
      <text:p text:style-name="P3">Balio berriak: </text:p>
      <text:p text:style-name="P4"><text:s/>→ #define KG_TAMAN_ABIA <text:s text:c="22"/>1.0f :// Objektuaren tamaina aldatzeko abiadura</text:p>
      <text:p text:style-name="P4"><text:s/>→ #define KG_BIRAK_ABIAD <text:s text:c="21"/>1.0f <text:s/>// Objektuaren biraketa abiadura</text:p>
      <text:p text:style-name="P4"><text:s/>→ #define KG_TRASL_ABIAD <text:s text:c="21"/>1.0f :// Objektuaren traslazio abiadu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3:25:37.956859458</meta:creation-date>
    <dc:date>2016-11-07T10:31:58.282025797</dc:date>
    <meta:editing-duration>PT1H21M1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59" meta:word-count="350" meta:character-count="2791" meta:non-whitespace-character-count="2386"/>
  </office:meta>
</office:document-meta>
</file>